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P5" style:family="paragraph" style:parent-style-name="Standard">
      <style:text-properties officeooo:rsid="001f5421" officeooo:paragraph-rsid="001f5421"/>
    </style:style>
    <style:style style:name="P6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7" style:family="paragraph" style:parent-style-name="Standard">
      <style:text-properties officeooo:rsid="0021a975" officeooo:paragraph-rsid="0021a975"/>
    </style:style>
    <style:style style:name="P8" style:family="paragraph" style:parent-style-name="Standard">
      <style:text-properties officeooo:rsid="00274a8e" officeooo:paragraph-rsid="00274a8e"/>
    </style:style>
    <style:style style:name="P9" style:family="paragraph" style:parent-style-name="Standard">
      <style:text-properties officeooo:rsid="001f5421" officeooo:paragraph-rsid="00275d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  <style:style style:name="T6" style:family="text">
      <style:text-properties officeooo:rsid="00220592"/>
    </style:style>
    <style:style style:name="T7" style:family="text">
      <style:text-properties officeooo:rsid="002839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3"/>
      <text:p text:style-name="P3"><text:soft-page-break/></text:p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5"><text:tab/><text:tab/>.- 7 <text:s text:c="4"/>– <text:s/>días a descargar <text:s/></text:p>
      <text:p text:style-name="P5"/>
      <text:p text:style-name="P4">Post-Instalación.</text:p>
      <text:p text:style-name="P7"/>
      <text:p text:style-name="P5">.- <text:span text:style-name="T5">La descarga por defecto esta programada para todos los días a las 7 de la mañana.</text:span></text:p>
      <text:p text:style-name="P5"/>
      <text:p text:style-name="P5">.- <text:span text:style-name="T5">Después de la instalación con lista de canales tienen que añadir la red/es nuevas creadas en los Adaptadores TV.</text:span></text:p>
      <text:p text:style-name="P5"/>
      <text:p text:style-name="P8">.- En LibreElec, la instalación se debe realizar en esta ruta: <text:s/>/storage/.kodi/Guiniguada -- De esta forma, cuando se restaure un backup, no se perderán los archivos necesarios para que <text:s/>funcione tu EPG.</text:p>
      <text:p text:style-name="P5"/>
      <text:p text:style-name="P5">.- <text:span text:style-name="T5">En LibreElec tienen que activar el grabber en tvheadend.</text:span></text:p>
      <text:p text:style-name="P5"/>
      <text:p text:style-name="P5"><text:soft-page-break/>.- <text:span text:style-name="T6">En LibreElec algunos canales no se mapean con la epg, la solución es ir a Configuración-Canal/EPG-Canales desmarcar el check “Mapear automaticamente epg” de los canales que no tengan datos en Fuente de guía y “Guardar”, ahora hacer el proceso inverso, volver a marcar el check y “Guardar” y se mapeara la epg en la columna Fuente de Guía.</text:span></text:p>
      <text:p text:style-name="P5"/>
      <text:p text:style-name="P9">.- <text:span text:style-name="T5">Las listas iptv no se mapean a Canales solas:</text:span></text:p>
      <text:p text:style-name="P9"/>
      <text:p text:style-name="P9"><text:span text:style-name="T5"><text:tab/>.- Ir a Red, la seleccionamos y boton Forzar escaneo.</text:span></text:p>
      <text:p text:style-name="P9"><text:span text:style-name="T5"><text:tab/>.- Una vez finalizada la busqueda de los Muxes, se tiene que ir a Servicios y <text:s/>mapear los <text:tab/>canales.</text:span></text:p>
      <text:p text:style-name="P9"/>
      <text:p text:style-name="P9"><text:tab/>.- <text:span text:style-name="T7">Si ha seleccionado lista unicast tienes que abri con un editor el archivo m3u y cambiar la <text:tab/>ip y puerto de udxpy por la tuya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8-01-11T18:47:49.177474575</dc:date>
    <meta:editing-duration>PT26M3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422" meta:character-count="2724" meta:non-whitespace-character-count="2180"/>
  </office:meta>
</office:document-meta>
</file>